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Calibri" fo:font-size="14pt" fo:font-style="normal" style:text-underline-style="none" fo:font-weight="normal" style:text-blinking="false" fo:background-color="transparent"/>
    </style:style>
    <style:style style:name="P2"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Calibri" fo:font-size="14pt" fo:font-style="normal" style:text-underline-style="none" fo:font-weight="normal" officeooo:paragraph-rsid="0005184a" style:text-blinking="false" fo:background-color="transparent"/>
    </style:style>
    <style:style style:name="P3"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Calibri" fo:font-size="14pt" fo:font-style="normal" style:text-underline-style="none" fo:font-weight="normal" officeooo:paragraph-rsid="001555c5" style:text-blinking="false" fo:background-color="transparent"/>
    </style:style>
    <style:style style:name="P4"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Calibri" fo:font-size="14pt" fo:font-style="normal" style:text-underline-style="none" fo:font-weight="normal" officeooo:paragraph-rsid="0016bb18" style:text-blinking="false" fo:background-color="transparent"/>
    </style:style>
    <style:style style:name="P5" style:family="paragraph" style:parent-style-name="Text_20_body">
      <style:paragraph-properties fo:margin-top="0cm" fo:margin-bottom="0.353cm" loext:contextual-spacing="false" fo:line-height="138%" style:writing-mode="lr-tb"/>
      <style:text-properties officeooo:paragraph-rsid="00106734"/>
    </style:style>
    <style:style style:name="P6" style:family="paragraph" style:parent-style-name="Text_20_body">
      <style:paragraph-properties fo:margin-top="0cm" fo:margin-bottom="0.353cm" loext:contextual-spacing="false" fo:line-height="138%" style:writing-mode="lr-tb"/>
      <style:text-properties officeooo:paragraph-rsid="0012f1cc"/>
    </style:style>
    <style:style style:name="P7" style:family="paragraph" style:parent-style-name="Text_20_body">
      <style:paragraph-properties fo:margin-top="0cm" fo:margin-bottom="0.353cm" loext:contextual-spacing="false" fo:line-height="138%" style:writing-mode="lr-tb"/>
      <style:text-properties officeooo:paragraph-rsid="0013abb1"/>
    </style:style>
    <style:style style:name="P8" style:family="paragraph" style:parent-style-name="Text_20_body">
      <style:paragraph-properties fo:margin-top="0cm" fo:margin-bottom="0.353cm" loext:contextual-spacing="false" fo:line-height="138%" style:writing-mode="lr-tb"/>
      <style:text-properties officeooo:paragraph-rsid="001555c5"/>
    </style:style>
    <style:style style:name="P9" style:family="paragraph" style:parent-style-name="Text_20_body">
      <style:paragraph-properties fo:margin-top="0cm" fo:margin-bottom="0.353cm" loext:contextual-spacing="false" fo:line-height="138%" style:writing-mode="lr-tb"/>
      <style:text-properties officeooo:rsid="00189c9c" officeooo:paragraph-rsid="00189c9c"/>
    </style:style>
    <style:style style:name="P10" style:family="paragraph" style:parent-style-name="Text_20_body">
      <style:paragraph-properties fo:margin-top="0cm" fo:margin-bottom="0.353cm" loext:contextual-spacing="false" fo:line-height="138%" style:writing-mode="lr-tb"/>
      <style:text-properties officeooo:rsid="001b4ccf" officeooo:paragraph-rsid="001b4ccf"/>
    </style:style>
    <style:style style:name="T1" style:family="text">
      <style:text-properties officeooo:rsid="0005184a"/>
    </style:style>
    <style:style style:name="T2" style:family="text">
      <style:text-properties officeooo:rsid="0005ec8b"/>
    </style:style>
    <style:style style:name="T3" style:family="text">
      <style:text-properties officeooo:rsid="0006c84e"/>
    </style:style>
    <style:style style:name="T4" style:family="text">
      <style:text-properties officeooo:rsid="0008adc4"/>
    </style:style>
    <style:style style:name="T5" style:family="text">
      <style:text-properties fo:font-variant="normal" fo:text-transform="none" fo:color="#000000" style:text-line-through-style="none" style:text-line-through-type="none" style:font-name="Calibri" fo:font-size="14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Calibri" fo:font-size="14pt" fo:font-style="normal" style:text-underline-style="none" fo:font-weight="normal" officeooo:rsid="000a942f" style:text-blinking="false" fo:background-color="transparent" loext:char-shading-value="0"/>
    </style:style>
    <style:style style:name="T7" style:family="text">
      <style:text-properties fo:font-variant="normal" fo:text-transform="none" fo:color="#000000" style:text-line-through-style="none" style:text-line-through-type="none" style:font-name="Calibri" fo:font-size="14pt" fo:font-style="normal" style:text-underline-style="none" fo:font-weight="normal" officeooo:rsid="000b7fd6" style:text-blinking="false" fo:background-color="transparent" loext:char-shading-value="0"/>
    </style:style>
    <style:style style:name="T8" style:family="text">
      <style:text-properties fo:font-variant="normal" fo:text-transform="none" fo:color="#000000" style:text-line-through-style="none" style:text-line-through-type="none" style:font-name="Calibri" fo:font-size="14pt" fo:font-style="normal" style:text-underline-style="none" fo:font-weight="normal" officeooo:rsid="000df955" style:text-blinking="false" fo:background-color="transparent" loext:char-shading-value="0"/>
    </style:style>
    <style:style style:name="T9" style:family="text">
      <style:text-properties fo:font-variant="normal" fo:text-transform="none" fo:color="#000000" style:text-line-through-style="none" style:text-line-through-type="none" style:font-name="Calibri" fo:font-size="14pt" fo:font-style="normal" style:text-underline-style="none" fo:font-weight="normal" officeooo:rsid="000fec66" style:text-blinking="false" fo:background-color="transparent" loext:char-shading-value="0"/>
    </style:style>
    <style:style style:name="T10" style:family="text">
      <style:text-properties fo:font-variant="normal" fo:text-transform="none" fo:color="#000000" style:text-line-through-style="none" style:text-line-through-type="none" style:font-name="Calibri" fo:font-size="14pt" fo:font-style="normal" style:text-underline-style="none" fo:font-weight="normal" officeooo:rsid="00106734" style:text-blinking="false" fo:background-color="transparent" loext:char-shading-value="0"/>
    </style:style>
    <style:style style:name="T11" style:family="text">
      <style:text-properties fo:font-variant="normal" fo:text-transform="none" fo:color="#000000" style:text-line-through-style="none" style:text-line-through-type="none" style:font-name="Calibri" fo:font-size="14pt" fo:font-style="normal" style:text-underline-style="none" fo:font-weight="normal" officeooo:rsid="0011fcdb" style:text-blinking="false" fo:background-color="transparent" loext:char-shading-value="0"/>
    </style:style>
    <style:style style:name="T12" style:family="text">
      <style:text-properties fo:font-variant="normal" fo:text-transform="none" fo:color="#000000" style:text-line-through-style="none" style:text-line-through-type="none" style:font-name="Calibri" fo:font-size="14pt" fo:font-style="normal" style:text-underline-style="none" fo:font-weight="normal" officeooo:rsid="0012f1cc" style:text-blinking="false" fo:background-color="transparent" loext:char-shading-value="0"/>
    </style:style>
    <style:style style:name="T13" style:family="text">
      <style:text-properties fo:font-variant="normal" fo:text-transform="none" fo:color="#000000" style:text-line-through-style="none" style:text-line-through-type="none" style:font-name="Calibri" fo:font-size="14pt" fo:font-style="normal" style:text-underline-style="none" fo:font-weight="normal" officeooo:rsid="0013a832" style:text-blinking="false" fo:background-color="transparent" loext:char-shading-value="0"/>
    </style:style>
    <style:style style:name="T14" style:family="text">
      <style:text-properties fo:font-variant="normal" fo:text-transform="none" fo:color="#000000" style:text-line-through-style="none" style:text-line-through-type="none" style:font-name="Calibri" fo:font-size="14pt" fo:font-style="normal" style:text-underline-style="none" fo:font-weight="normal" officeooo:rsid="0013abb1" style:text-blinking="false" fo:background-color="transparent" loext:char-shading-value="0"/>
    </style:style>
    <style:style style:name="T15" style:family="text">
      <style:text-properties fo:font-variant="normal" fo:text-transform="none" fo:color="#000000" style:text-line-through-style="none" style:text-line-through-type="none" style:font-name="Calibri" fo:font-size="14pt" fo:font-style="normal" style:text-underline-style="none" fo:font-weight="normal" officeooo:rsid="00152b9a" style:text-blinking="false" fo:background-color="transparent" loext:char-shading-value="0"/>
    </style:style>
    <style:style style:name="T16" style:family="text">
      <style:text-properties fo:font-variant="normal" fo:text-transform="none" fo:color="#000000" style:text-line-through-style="none" style:text-line-through-type="none" style:font-name="Calibri" fo:font-size="14pt" fo:font-style="normal" style:text-underline-style="none" fo:font-weight="normal" officeooo:rsid="0016bb18" style:text-blinking="false" fo:background-color="transparent" loext:char-shading-value="0"/>
    </style:style>
    <style:style style:name="T17" style:family="text">
      <style:text-properties fo:font-variant="normal" fo:text-transform="none" fo:color="#000000" style:text-line-through-style="none" style:text-line-through-type="none" style:font-name="Calibri" fo:font-size="14pt" fo:font-style="normal" style:text-underline-style="none" fo:font-weight="normal" officeooo:rsid="0019b8c7" style:text-blinking="false" fo:background-color="transparent" loext:char-shading-value="0"/>
    </style:style>
    <style:style style:name="T18" style:family="text">
      <style:text-properties fo:font-variant="normal" fo:text-transform="none" fo:color="#000000" style:text-line-through-style="none" style:text-line-through-type="none" style:font-name="Calibri" fo:font-size="14pt" fo:font-style="normal" style:text-underline-style="none" fo:font-weight="normal" officeooo:rsid="001d0ff2" style:text-blinking="false" fo:background-color="transparent" loext:char-shading-value="0"/>
    </style:style>
    <style:style style:name="T19" style:family="text">
      <style:text-properties officeooo:rsid="000b7fd6"/>
    </style:style>
    <style:style style:name="T20" style:family="text">
      <style:text-properties officeooo:rsid="000ce998"/>
    </style:style>
    <style:style style:name="T21" style:family="text">
      <style:text-properties officeooo:rsid="0016bb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22557354-7fff-bb83-2f60-1ede72953637"/>Astronomy and Astrophysics has been in a golden age for the last ten years. Advances in technology, intelligent mobilisation of resources, and unprecedented access to facilities, experiments, and data have produced some of the largest and most comprehensive studies the fields have ever seen. A single experiment will produce hundreds of terabytes of data, necessitating complex data pipelines and the collaboration of hundreds of individuals, simply to extract meaningful information from it. This presents a problem however. <text:span text:style-name="T21">Recently, there has been an increase in the number of measurements of fundamental cosmic parameters at high redshift and at low redshift. Perhaps the best known is the recent Hubble constant tension, which has now exceeded 5 sigma. T</text:span>here now exists a not insignificant portion of the field who find themselves now working to bring these competing results into alignment.</text:p>
      <text:p text:style-name="P2">One well known problem in astronomy is that of missing <text:span text:style-name="T1">baryons</text:span>. <text:span text:style-name="T1">At high redshifts, it is comparatively simple to make an account for baryonic matter, since it mainly exists in a single phase. The Cosmic Microwave Background provides an accurate measure of the Baryon Content because the characteristic pattern in it is very sensitive to the proportional amount of baryons, radiation, and dark matter in the primordial fluid. Until a redshift of approximately 2, the baryons can also be found very easily in the absorption spectra of distant quasars, in something called the Lyman-Alpha forest. But below this, the baryons have evolved into a broad phase space, with temperatures ranging from a few kelvin to 10^7 K, and densities from that of stars to disperse gas. Taking an account of the baryon component in stars, galaxies, and residual gas clouds, leaves a defecit of between 30 to 50 percent of the known baryon component at high redshift. So this begs the question of where these baryons have gone.</text:span></text:p>
      <text:p text:style-name="P2">This is an image of the large scale structure of the universe, taken from <text:span text:style-name="T2">the Dragons s</text:span>imulations. <text:span text:style-name="T3">If we examine the phase space of baryons given by high resolution hydrodynamic simulations, we see that the filamentary structure in between galaxies exists in a very disperse, very high temperature phase known as the Warm Hot Interstellar Medium. </text:span><text:s/></text:p>
      <text:p text:style-name="P1"><text:soft-page-break/>We use the <text:span text:style-name="T4">CMB</text:span>, in an effort to make a detection of this missing matter. <text:s/><text:span text:style-name="T4">As the photons of the CMB travel from the surface of last scattering, they will interact with the intervening large scale structure, producing spectral distortion in the CMB. The clearest of these distortions is the thermal Sunayev Zeldovich effect, or tSZ, the inverse compton scattering of cmb photons off of hot gas. This distortion is very small, and has different strengths at different wavelengths. For a known galaxy cluster, we see a signal something like what is shown here. But the missing baryons are much more disperse than this, so the signal to noise ratio for a single filament is about 10^-4. </text:span></text:p>
      <text:p text:style-name="P3">In order to find it then, we need to do a targeted search. To do this, we use a galaxy survey, which lists the locations of galaxies on the sky, and we pair up galaxies based on how far apart they are. <text:span text:style-name="T19">Doing this requires the use of a k dimensional tree and a nearest neighbours search algorithm, where we construct a binary search tree of the positions of objects, and query the tree for objects below a certain distance. </text:span>As one would expect, galaxies which are closer together are more likely to have a filament connecting them. Once these galaxies are paired up, we look for their pair in the Cosmic Microwave Background, and cut out an image of them. We then rotate them until they are aligned, and stack them on top of each other. <text:span text:style-name="T20">We chose to use the Dark Energy Survey, and the CMB measurements from the South Pole Telescope for this analysis, primarily due to the high precision in the CMB that is afforded by the South Pole Telescope when compared to the Planck Satellite. However, the errors assosciated with the Dark Energy Survey’s redshifts do provide a source of error. Using the Dark Energy Survey, and a 500 square degree fraction of the sky, we find more than 700,000 galaxy pairs with transverse separations between 4 and 20 Mega parsecs, and line of sight separations less than 20 Megaparsecs. </text:span></text:p>
      <text:p text:style-name="P5"><text:span text:style-name="T5">When we </text:span><text:span text:style-name="T16">perform the stack</text:span><text:span text:style-name="T5">, we </text:span><text:span text:style-name="T7">se</text:span><text:span text:style-name="T5">e two bright spots where the galax</text:span><text:span text:style-name="T7">y halos</text:span><text:span text:style-name="T5"> are stacked, as well as </text:span><text:span text:style-name="T6">brighter signal indicating the filament</text:span><text:span text:style-name="T5"> connecting them. <text:s/></text:span><text:span text:style-name="T8">Next, we need to subtract away the halo contribution for each pixel. </text:span><text:span text:style-name="T10">We first fit to a radial mean </text:span><text:span text:style-name="T11">of a single halo. This gives a good initial estimate, but doesn’t take into acocunt the necessity for a contribution from both halos at every point. Making this </text:span><text:soft-page-break/><text:span text:style-name="T11">assumption, fitting can be performed for two </text:span><text:span text:style-name="T12">independent halos.</text:span><text:span text:style-name="T9">Guessing for gaussians, fourth order polynomials, and for interest, lorentzians, gives the following models, and the remaining residual signal. </text:span></text:p>
      <text:p text:style-name="P6"><text:span text:style-name="T9">Performing this operation, </text:span><text:span text:style-name="T12">and choosing a model that matches best with some underlying assumptions of the halo shape, </text:span><text:span text:style-name="T9">leaves a mean residual signal </text:span><text:span text:style-name="T10">of approximately 1.29 times 10^-</text:span><text:span text:style-name="T13">8 </text:span><text:span text:style-name="T10">as the measure of the filament signal. </text:span><text:span text:style-name="T9"><text:s/></text:span></text:p>
      <text:p text:style-name="P9"><text:span text:style-name="T9">T</text:span><text:span text:style-name="T5">o be sure that we have detected a signal, and not an artefact of the data processing algorithm, </text:span><text:span text:style-name="T17">we also perform a stack of unphysical pairs, ones we know won’t have a filament connecting them. These pairs have the same transverse separation conditions as the physical pairs, but line of sight separations of more than 150 megaparsecs. This produces a map shown like the one above, and when we perform the same fit as for our physical pairs, it extracts a measurement consistent with noise. </text:span></text:p>
      <text:p text:style-name="P7"><text:span text:style-name="T12">This compares very well to previous analyses performed with this technique on lower resolution Planck Maps. Tanimura </text:span><text:span text:style-name="T13">et al</text:span><text:span text:style-name="T12"> found </text:span><text:span text:style-name="T13">a mean y parameter of 1 times 10^-8 at 5.3 sigma, and de Graaf et al found a mean y parameter of 0.6 times 10^-8 at 5.1 sigma. These works constrained this number to an actual baryon component fraction by making use of complex simulations. </text:span><text:span text:style-name="T14">This corresponded to exactly the measure of baryons needed to fill the missing component of phase space as required. </text:span></text:p>
      <text:p text:style-name="P8"><text:span text:style-name="T15">Further work: This</text:span><text:span text:style-name="T14"> algorithm can be applied to any significant tracer of large scale structure. Thermal SZ has a counterpart related to the bulk velocity of the gas, known as the Kinetic SZ effect, which also works well, but requires a different analysis. The weak gravitational lensing convergence, kappa, also provides a good tracer for this. </text:span><text:span text:style-name="T15">These signals can also be cross-correlated, along with o</text:span><text:span text:style-name="T14">ther astrophysical signals such as Fast Radio Bursts, </text:span><text:span text:style-name="T15">and </text:span><text:span text:style-name="T14">the </text:span><text:span text:style-name="T15">21cm absorption signal. </text:span></text:p>
      <text:p text:style-name="P10"><text:span text:style-name="T15">I</text:span><text:span text:style-name="T5">n conclusion, we make a detection of the missing baryons in the Dark Energy Survey and South Pole Telescope data, at some level of significance. Issues with modelling, </text:span><text:span text:style-name="T18">and the differences in the galaxy catalogue contribute to this being a less precise </text:span><text:soft-page-break/><text:span text:style-name="T18">measure, but with more work, this could be further reduced. However the technique <text:s/>can reasonably be applied to a number of independent datasets, and so it opens the possiblity for improved detections by making the use of cross-correlations. </text:span></text:p>
      <text:p text:style-name="P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10:07:06.751083496</meta:creation-date>
    <dc:date>2019-11-14T14:31:24.378899255</dc:date>
    <meta:editing-duration>PT22H4M32S</meta:editing-duration>
    <meta:editing-cycles>3</meta:editing-cycles>
    <meta:generator>LibreOffice/6.0.7.3$Linux_X86_64 LibreOffice_project/00m0$Build-3</meta:generator>
    <meta:document-statistic meta:table-count="0" meta:image-count="0" meta:object-count="0" meta:page-count="4" meta:paragraph-count="12" meta:word-count="1174" meta:character-count="7050" meta:non-whitespace-character-count="5872"/>
  </office:meta>
</office:document-meta>
</file>